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5.89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117.44pt"/>
    </style:style>
    <style:style style:name="co8" style:family="table-column">
      <style:table-column-properties fo:break-before="auto" style:column-width="24.6pt"/>
    </style:style>
    <style:style style:name="co9" style:family="table-column">
      <style:table-column-properties fo:break-before="auto" style:column-width="25.4pt"/>
    </style:style>
    <style:style style:name="co10" style:family="table-column">
      <style:table-column-properties fo:break-before="auto" style:column-width="22.99pt"/>
    </style:style>
    <style:style style:name="co11" style:family="table-column">
      <style:table-column-properties fo:break-before="auto" style:column-width="21.46pt"/>
    </style:style>
    <style:style style:name="co12" style:family="table-column">
      <style:table-column-properties fo:break-before="auto" style:column-width="26.16pt"/>
    </style:style>
    <style:style style:name="co13" style:family="table-column">
      <style:table-column-properties fo:break-before="auto" style:column-width="113.5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44.45pt"/>
    </style:style>
    <style:style style:name="co17" style:family="table-column">
      <style:table-column-properties fo:break-before="auto" style:column-width="39.66pt"/>
    </style:style>
    <style:style style:name="co18" style:family="table-column">
      <style:table-column-properties fo:break-before="auto" style:column-width="31.69pt"/>
    </style:style>
    <style:style style:name="co19" style:family="table-column">
      <style:table-column-properties fo:break-before="auto" style:column-width="35.69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34.95pt"/>
    </style:style>
    <style:style style:name="co22" style:family="table-column">
      <style:table-column-properties fo:break-before="auto" style:column-width="29.4pt"/>
    </style:style>
    <style:style style:name="co23" style:family="table-column">
      <style:table-column-properties fo:break-before="auto" style:column-width="125.4pt"/>
    </style:style>
    <style:style style:name="co24" style:family="table-column">
      <style:table-column-properties fo:break-before="auto" style:column-width="80.16pt"/>
    </style:style>
    <style:style style:name="co25" style:family="table-column">
      <style:table-column-properties fo:break-before="auto" style:column-width="123.85pt"/>
    </style:style>
    <style:style style:name="co26" style:family="table-column">
      <style:table-column-properties fo:break-before="auto" style:column-width="48.3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8pt" fo:font-weight="normal" style:text-underline-style="none" style:text-underline-color="font-color" style:text-line-through-type="none" fo:font-style="normal" style:text-outline="false" fo:text-shadow="none" style:use-window-font-color="true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8pt" fo:font-weight="normal" style:text-line-through-type="none" fo:font-style="normal" style:text-outline="false" fo:text-shadow="none" style:use-window-font-color="true" style:font-name-complex="Arial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8pt" fo:font-weight="normal" style:text-line-through-type="none" fo:font-style="normal" style:text-outline="false" fo:text-shadow="none" style:use-window-font-color="true" style:font-name-complex="Arial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style:use-window-font-color="true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style:use-window-font-color="true" style:font-style-asian="normal" style:font-name-complex="Arial" fo:text-shadow="none" style:text-position="0% 100%" style:text-outline="false" fo:font-style="normal" style:text-line-through-type="none" style:font-style-complex="normal"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6" style:family="text">
      <style:text-properties style:use-window-font-color="true" style:font-name="Cambria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" style:family="text">
      <style:text-properties style:use-window-font-color="true" style:font-name="Cambria" style:font-weight-complex="normal" style:font-weight-asian="normal" style:font-size-complex="10pt" style:font-size-asian="10pt" style:text-position="0% 100%" fo:text-shadow="none" style:text-outline="false" style:text-line-through-type="none" fo:font-weight="normal" fo:font-size="10pt" style:text-underline-style="solid" style:text-underline-width="auto" style:text-underline-color="font-color" fo:font-style="italic" style:font-style-asian="italic" style:font-style-complex="italic"/>
    </style:style>
    <style:style style:name="T8" style:family="text">
      <style:text-properties style:use-window-font-color="true" style:font-name="Cambria" style:font-weight-complex="normal" style:font-weight-asian="normal" style:font-size-complex="10pt" style:font-size-asian="10pt" style:text-position="0% 100%" fo:text-shadow="none" style:text-outline="false" style:text-line-through-type="none" fo:font-weight="normal" fo:font-size="10pt" style:text-underline-style="none" style:text-underline-color="font-color" fo:font-style="normal" style:font-style-asian="normal" style:font-style-complex="normal"/>
    </style:style>
    <style:style style:name="T9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font-name="Arial" style:text-position="0% 100%" fo:font-size="10pt" fo:font-weight="normal" style:text-line-through-type="none" style:text-outline="false" fo:text-shadow="none" style:use-window-font-color="true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Arial" style:text-position="0% 100%" fo:font-size="10pt" fo:font-weight="normal" style:text-line-through-type="none" style:text-outline="false" fo:text-shadow="none" style:use-window-font-color="true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Marti Hartung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19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Items ar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3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6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8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9" office:value-type="string" calcext:value-type="string">
            <text:p>Marti Hartung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58" calcext:value-type="float">
            <text:p>158</text:p>
          </table:table-cell>
          <table:table-cell table:style-name="ce27" table:formula="of:=QUOTIENT(PRODUCT(SUM([.D402];-60);5);12)" office:value-type="float" office:value="40" calcext:value-type="float">
            <text:p>40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3" calcext:value-type="float">
            <text:p>23</text:p>
          </table:table-cell>
          <table:table-cell table:style-name="ce19" table:formula="of:=QUOTIENT(PRODUCT(5;SUM( [.D403];-10));2)" office:value-type="float" office:value="32" calcext:value-type="float">
            <text:p>32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7" calcext:value-type="float">
            <text:p>27</text:p>
          </table:table-cell>
          <table:table-cell table:style-name="ce19" table:formula="of:=QUOTIENT(PRODUCT(5;SUM( [.D404];-10));2)" office:value-type="float" office:value="42" calcext:value-type="float">
            <text:p>42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3" calcext:value-type="float">
            <text:p>23</text:p>
          </table:table-cell>
          <table:table-cell table:style-name="ce19" table:formula="of:=QUOTIENT(PRODUCT(5;SUM( [.D405];-10));2)" office:value-type="float" office:value="32" calcext:value-type="float">
            <text:p>32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28" calcext:value-type="float">
            <text:p>28</text:p>
          </table:table-cell>
          <table:table-cell table:style-name="ce19" table:formula="of:=QUOTIENT(PRODUCT(5;SUM( [.D406];-10));2)" office:value-type="float" office:value="45" calcext:value-type="float">
            <text:p>45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30" calcext:value-type="float">
            <text:p>30</text:p>
          </table:table-cell>
          <table:table-cell table:style-name="ce19" table:formula="of:=QUOTIENT(PRODUCT(5;SUM( [.D407];-10));2)" office:value-type="float" office:value="50" calcext:value-type="float">
            <text:p>50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7" calcext:value-type="float">
            <text:p>27</text:p>
          </table:table-cell>
          <table:table-cell table:style-name="ce19" table:formula="of:=QUOTIENT(PRODUCT(5;SUM( [.D408];-10));2)" office:value-type="float" office:value="42" calcext:value-type="float">
            <text:p>42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86" calcext:value-type="float">
            <text:p>186</text:p>
          </table:table-cell>
          <table:table-cell table:style-name="ce27" table:formula="of:=QUOTIENT(PRODUCT(SUM([.D410];-60);5);12)" office:value-type="float" office:value="52" calcext:value-type="float">
            <text:p>52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7" calcext:value-type="float">
            <text:p>27</text:p>
          </table:table-cell>
          <table:table-cell table:style-name="ce19" table:formula="of:=QUOTIENT(PRODUCT(5;SUM( [.D411];-10));2)" office:value-type="float" office:value="42" calcext:value-type="float">
            <text:p>42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31" calcext:value-type="float">
            <text:p>31</text:p>
          </table:table-cell>
          <table:table-cell table:style-name="ce19" table:formula="of:=QUOTIENT(PRODUCT(5;SUM( [.D412];-10));2)" office:value-type="float" office:value="52" calcext:value-type="float">
            <text:p>52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34" calcext:value-type="float">
            <text:p>34</text:p>
          </table:table-cell>
          <table:table-cell table:style-name="ce19" table:formula="of:=QUOTIENT(PRODUCT(5;SUM( [.D413];-10));2)" office:value-type="float" office:value="60" calcext:value-type="float">
            <text:p>60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19" table:formula="of:=QUOTIENT(PRODUCT(5;SUM( [.D414];-10));2)" office:value-type="float" office:value="47" calcext:value-type="float">
            <text:p>47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37" calcext:value-type="float">
            <text:p>37</text:p>
          </table:table-cell>
          <table:table-cell table:style-name="ce19" table:formula="of:=QUOTIENT(PRODUCT(5;SUM( [.D415];-10));2)" office:value-type="float" office:value="67" calcext:value-type="float">
            <text:p>67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28" calcext:value-type="float">
            <text:p>28</text:p>
          </table:table-cell>
          <table:table-cell table:style-name="ce19" table:formula="of:=QUOTIENT(PRODUCT(5;SUM( [.D416];-10));2)" office:value-type="float" office:value="45" calcext:value-type="float">
            <text:p>45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6" table:number-columns-spanned="2" table:number-rows-spanned="1"/>
          <table:covered-table-cell/>
          <table:table-cell table:style-name="ce27" table:formula="of:=SUM([.D419:.D424])" office:value-type="float" office:value="234" calcext:value-type="float">
            <text:p>234</text:p>
          </table:table-cell>
          <table:table-cell table:style-name="ce27" table:formula="of:=QUOTIENT(PRODUCT(SUM([.D418];-60);5);12)" office:value-type="float" office:value="72" calcext:value-type="float">
            <text:p>72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5" calcext:value-type="float">
            <text:p>35</text:p>
          </table:table-cell>
          <table:table-cell table:style-name="ce19" table:formula="of:=QUOTIENT(PRODUCT(5;SUM( [.D419];-10));2)" office:value-type="float" office:value="62" calcext:value-type="float">
            <text:p>6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36" calcext:value-type="float">
            <text:p>36</text:p>
          </table:table-cell>
          <table:table-cell table:style-name="ce19" table:formula="of:=QUOTIENT(PRODUCT(5;SUM( [.D420];-10));2)" office:value-type="float" office:value="65" calcext:value-type="float">
            <text:p>6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2" calcext:value-type="float">
            <text:p>42</text:p>
          </table:table-cell>
          <table:table-cell table:style-name="ce19" table:formula="of:=QUOTIENT(PRODUCT(5;SUM( [.D421];-10));2)" office:value-type="float" office:value="80" calcext:value-type="float">
            <text:p>8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0" calcext:value-type="float">
            <text:p>40</text:p>
          </table:table-cell>
          <table:table-cell table:style-name="ce19" table:formula="of:=QUOTIENT(PRODUCT(5;SUM( [.D422];-10));2)" office:value-type="float" office:value="75" calcext:value-type="float">
            <text:p>75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39" calcext:value-type="float">
            <text:p>39</text:p>
          </table:table-cell>
          <table:table-cell table:style-name="ce19" table:formula="of:=QUOTIENT(PRODUCT(5;SUM( [.D423];-10));2)" office:value-type="float" office:value="72" calcext:value-type="float">
            <text:p>72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42" calcext:value-type="float">
            <text:p>42</text:p>
          </table:table-cell>
          <table:table-cell table:style-name="ce19" table:formula="of:=QUOTIENT(PRODUCT(5;SUM( [.D424];-10));2)" office:value-type="float" office:value="80" calcext:value-type="float">
            <text:p>80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21" calcext:value-type="float">
            <text:p>221</text:p>
          </table:table-cell>
          <table:table-cell table:style-name="ce27" table:formula="of:=QUOTIENT(PRODUCT(SUM([.D426];-60);5);12)" office:value-type="float" office:value="67" calcext:value-type="float">
            <text:p>67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19" table:formula="of:=QUOTIENT(PRODUCT(5;SUM( [.D427];-10));2)" office:value-type="float" office:value="75" calcext:value-type="float">
            <text:p>75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1" calcext:value-type="float">
            <text:p>41</text:p>
          </table:table-cell>
          <table:table-cell table:style-name="ce19" table:formula="of:=QUOTIENT(PRODUCT(5;SUM( [.D428];-10));2)" office:value-type="float" office:value="77" calcext:value-type="float">
            <text:p>77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5" calcext:value-type="float">
            <text:p>25</text:p>
          </table:table-cell>
          <table:table-cell table:style-name="ce19" table:formula="of:=QUOTIENT(PRODUCT(5;SUM( [.D429];-10));2)" office:value-type="float" office:value="37" calcext:value-type="float">
            <text:p>37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0" calcext:value-type="float">
            <text:p>40</text:p>
          </table:table-cell>
          <table:table-cell table:style-name="ce19" table:formula="of:=QUOTIENT(PRODUCT(5;SUM( [.D430];-10));2)" office:value-type="float" office:value="75" calcext:value-type="float">
            <text:p>75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39" calcext:value-type="float">
            <text:p>39</text:p>
          </table:table-cell>
          <table:table-cell table:style-name="ce19" table:formula="of:=QUOTIENT(PRODUCT(5;SUM( [.D431];-10));2)" office:value-type="float" office:value="72" calcext:value-type="float">
            <text:p>72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19" table:formula="of:=QUOTIENT(PRODUCT(5;SUM( [.D432];-10));2)" office:value-type="float" office:value="65" calcext:value-type="float">
            <text:p>65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6" table:number-columns-spanned="2" table:number-rows-spanned="1"/>
          <table:covered-table-cell/>
          <table:table-cell table:style-name="ce27" table:formula="of:=SUM([.D435:.D440])" office:value-type="float" office:value="221" calcext:value-type="float">
            <text:p>221</text:p>
          </table:table-cell>
          <table:table-cell table:style-name="ce27" table:formula="of:=QUOTIENT(PRODUCT(SUM([.D434];-60);5);12)" office:value-type="float" office:value="67" calcext:value-type="float">
            <text:p>67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37" calcext:value-type="float">
            <text:p>37</text:p>
          </table:table-cell>
          <table:table-cell table:style-name="ce19" table:formula="of:=QUOTIENT(PRODUCT(5;SUM( [.D435];-10));2)" office:value-type="float" office:value="67" calcext:value-type="float">
            <text:p>67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35" calcext:value-type="float">
            <text:p>35</text:p>
          </table:table-cell>
          <table:table-cell table:style-name="ce19" table:formula="of:=QUOTIENT(PRODUCT(5;SUM( [.D436];-10));2)" office:value-type="float" office:value="62" calcext:value-type="float">
            <text:p>62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4" calcext:value-type="float">
            <text:p>44</text:p>
          </table:table-cell>
          <table:table-cell table:style-name="ce19" table:formula="of:=QUOTIENT(PRODUCT(5;SUM( [.D437];-10));2)" office:value-type="float" office:value="85" calcext:value-type="float">
            <text:p>8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19" table:formula="of:=QUOTIENT(PRODUCT(5;SUM( [.D438];-10));2)" office:value-type="float" office:value="60" calcext:value-type="float">
            <text:p>60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34" calcext:value-type="float">
            <text:p>34</text:p>
          </table:table-cell>
          <table:table-cell table:style-name="ce19" table:formula="of:=QUOTIENT(PRODUCT(5;SUM( [.D439];-10));2)" office:value-type="float" office:value="60" calcext:value-type="float">
            <text:p>6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37" calcext:value-type="float">
            <text:p>37</text:p>
          </table:table-cell>
          <table:table-cell table:style-name="ce19" table:formula="of:=QUOTIENT(PRODUCT(5;SUM( [.D440];-10));2)" office:value-type="float" office:value="67" calcext:value-type="float">
            <text:p>6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6">¹ NEO-PI-R Facets come from </text:span><text:span text:style-name="T7">Personality in Adulthood</text:span><text:span text:style-name="T8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9">² IPIP Facets come from the </text:span><text:span text:style-name="T10">TedoneItemAssignmentTable</text:span><text:span text:style-name="T11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Values for .csv" table:style-name="ta2">
        <table:table-column table:style-name="co25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26" table:number-columns-repeated="20" table:default-cell-style-name="Default"/>
        <table:table-column table:style-name="co24" table:number-columns-repeated="999" table:default-cell-style-name="Default"/>
        <table:table-row table:style-name="ro1">
          <table:table-cell table:style-name="ce31" office:value-type="string" calcext:value-type="string">
            <text:p>Marti Hartung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A6: Tender-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1023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85" meta:object-count="0"/>
    <meta:generator>LibreOfficeDev/6.0.5.2$Linux_X86_64 LibreOffice_project/</meta:generator>
  </office:meta>
</office:document-meta>
</file>